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Linux Libertine" svg:font-family="'Linux Libertine', Georgia, Times, serif"/>
    <style:font-face style:name="OpenSymbol" svg:font-family="OpenSymbol"/>
    <style:font-face style:name="arial1" svg:font-family="arial, helvetica, clean, sans-serif"/>
    <style:font-face style:name="arial" svg:font-family="arial, sans-serif"/>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none" style:font-size-asian="12pt" style:font-style-asian="normal" style:font-size-complex="12pt" style:font-style-complex="normal"/>
    </style:style>
    <style:style style:name="T1" style:family="text">
      <style:text-properties fo:font-variant="normal" fo:text-transform="none" fo:color="#000000" style:font-name="Times New Roman" fo:font-size="12pt" fo:letter-spacing="normal" fo:language="en" fo:country="none" fo:font-style="normal" style:text-underline-style="none" fo:font-weight="normal" style:font-size-asian="12pt" style:font-style-asian="normal" style:font-size-complex="12pt" style:font-style-complex="normal"/>
    </style:style>
    <style:style style:name="T2" style:family="text">
      <style:text-properties fo:font-variant="normal" fo:text-transform="none" fo:color="#000000" style:text-line-through-style="none" style:font-name="Times New Roman" fo:font-size="12pt" fo:letter-spacing="normal" fo:language="en" fo:country="none" fo:font-style="normal" style:text-underline-style="none" fo:font-weight="normal" style:text-blinking="false" style:font-size-asian="12pt" style:font-style-asian="normal" style:font-size-complex="12pt" style:font-style-complex="normal"/>
    </style:style>
    <style:style style:name="T3" style:family="text">
      <style:text-properties fo:font-variant="normal" fo:text-transform="none" fo:color="#222222" style:font-name="Arial1" fo:font-size="8.19999980926514pt" fo:letter-spacing="normal" fo:font-style="normal" fo:font-weight="normal"/>
    </style:style>
    <style:style style:name="T4" style:family="text">
      <style:text-properties fo:font-variant="normal" fo:text-transform="none" fo:color="#222222" style:font-name="Arial1" fo:font-size="8.19999980926514pt" fo:letter-spacing="normal" fo:font-style="italic" fo:font-weight="normal"/>
    </style:style>
    <style:style style:name="T5" style:family="text">
      <style:text-properties fo:font-variant="normal" fo:text-transform="none" fo:color="#222222" fo:letter-spacing="normal"/>
    </style:style>
    <style:style style:name="T6" style:family="text">
      <style:text-properties fo:color="#000000" style:font-name="Times New Roman" fo:font-size="12pt" fo:font-style="normal" style:text-underline-style="none"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t Gaither</text:p>
      <text:p text:style-name="P1">Web Exploration chapter 4 </text:p>
      <text:p text:style-name="P1">1. The matches that BLAST gave us were highly similar. The ident score was very high 100% for almost all of them which showed the sequences were the exact same. The query cover were also the exact same which means the sequences were also similar length, so they were matching long sequences not only a short portion of the sequence. The E value was 0 indicating the sequences were the same. This means that the sequences are genes that were transferred from organism to organism by HGT.</text:p>
      <text:p text:style-name="P1">2. For the query we used NOT cloning. This result kept in vectors that we wanted to see however we did not find any cloning vectors or other clones.</text:p>
      <text:p text:style-name="Standard"><text:bookmark text:name="firstHeading"/><text:span text:style-name="T6">3. </text:span><text:span text:style-name="T1">Campylobacter coli has the plasmid and has been shown to be in both humans and cattle. </text:span><text:bookmark text:name="firstHeading1"/><text:span text:style-name="T1">Streptococcus suis is a pathogen of pigs that is capable of transferring to humans. Escherichia coli campylobacter and streptococcus are all unrelated so this shows there must be HGT to have the same resistance gene in each of them.</text:span></text:p>
      <text:p text:style-name="Standard"><text:span text:style-name="T1">4. To search for gram negative bacteria we looked for bacteroides in organisms and excluded cloning. Bacteroides uniformis strain WH207 transposon is a gram negative bacteria that has recently gained a resistance from HGT. Bacteroides fragilis 638R genome has also had HGT of the resistance gene. The high level of identity showed the sequences most likely had the same gene but the low query showed it was only a portion of the sequence. <text:s/>We also looked at the best matching gram negative sequences by excluding gram positive bacteria. </text:span></text:p>
      <text:p text:style-name="Standard"><text:span text:style-name="T1">5. There appears to be a lot of HGT the high similarity of the sequences. The resistance gene was not formed by multiple mutations it was all the same mutation that gave rise to the resistance. Wang et al. explains a HGT from gram positive bacteria to gram negative bacteria (campylobacter). This is direct evidence that HGT occurred from gram negative to gram positive bacteria and the bacteria was a human health threat. In addition we can see HGT from unrelated bacteria in different phylum like </text:span><text:bookmark text:name="firstHeading2"/><text:span text:style-name="T1">Spirochaete and </text:span><text:bookmark text:name="firstHeading3"/><text:span text:style-name="T1">Enterobacteriaceae. </text:span></text:p>
      <text:p text:style-name="Standard"><text:span text:style-name="T1">6. The resistance genes are all highly conserved. We looked at Campylobacter, Bacillus cereus, Streptococcus </text:span><text:bookmark text:name="alignmentContent"/><text:span text:style-name="T2">aureus</text:span><text:span text:style-name="T1">, bacteroides, streptococcus pneumoniae, Listeria, Enterococcus. <text:s/>All but one matched with more than 99% identity. The only one that did not match with the others was the streptococcus </text:span><text:bookmark text:name="alignmentContent1"/><text:span text:style-name="T2">aureus</text:span><text:span text:style-name="T1">. The entire gene was highly conserved throughout and regions of the streptococcus </text:span><text:bookmark text:name="alignmentContent2"/><text:span text:style-name="T2">aureus</text:span><text:span text:style-name="T1"> had some conserved areas throughout the entire sequence. This sequence had quite a few gaps and mutations but still had 51% matching identity with the other genes.</text:span></text:p>
      <text:p text:style-name="Standard"><text:span text:style-name="T1">7. There is almost no difference in the genes and therefor there is no indels or substitutions in the genes. This level of similarity does not allow for indels or large portions that do not match. </text:span></text:p>
      <text:p text:style-name="Standard">8. The alignments did not change significantly, or at all, because the sequences were already so similar. The out group of the streptococcus phage did not change in its alignment with the other groups either. The more biologically accurate alignment would most likely be the one with a lower gap penalty to ensure good matching of nucleotides and allowing for insertions or deletions. It is more likely to have those than to have a sequence with many unmatched nucleotides.</text:p>
      <text:p text:style-name="Standard">9. This shows that HGT is extremely likely because the genes are so conserved over different taxa. It is very unlikely to have all the nucleotides so conserved. Even the wobble nucleotides were conserved and over a large evolutionary time this is nearly impossible. Having the same gene across largely varied taxa in bacteria shows it is a very good example of HGT.</text:p>
      <text:p text:style-name="Standard"/>
      <text:p text:style-name="Standard"/>
      <text:p text:style-name="Standard"><text:span text:style-name="T3"/></text:p>
      <text:p text:style-name="Standard"><text:span text:style-name="T3"/></text:p>
      <text:p text:style-name="Standard"><text:span text:style-name="T3">Wang, Yang, et al. "Emergence of multidrug-resistant Campylobacter species isolates with a horizontally acquired rRNA methylase." </text:span><text:span text:style-name="T4">Antimicrobial agents and chemotherapy</text:span><text:span text:style-name="T5"> </text:span><text:span text:style-name="T3">58.9 (2014): 5405-54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Linux Libertine" svg:font-family="'Linux Libertine', Georgia, Times, serif"/>
    <style:font-face style:name="OpenSymbol" svg:font-family="OpenSymbol"/>
    <style:font-face style:name="arial1" svg:font-family="arial, helvetica, clean, sans-serif"/>
    <style:font-face style:name="arial" svg:font-family="arial, sans-serif"/>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1-22T11:10:38</meta:creation-date>
    <dc:date>2015-01-26T21:28:19</dc:date>
    <dc:creator>Brent Gaither</dc:creator>
    <meta:editing-duration>P4DT10H17M41S</meta:editing-duration>
    <meta:editing-cycles>59</meta:editing-cycles>
    <meta:generator>OpenOffice.org/3.4$Unix OpenOffice.org_project/340m1$Build-9590</meta:generator>
    <meta:document-statistic meta:table-count="0" meta:image-count="0" meta:object-count="0" meta:page-count="1" meta:paragraph-count="12" meta:word-count="640" meta:character-count="3852"/>
  </office:meta>
</office:document-meta>
</file>